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6a5" officeooo:paragraph-rsid="001a46a5"/>
    </style:style>
    <style:style style:name="P2" style:family="paragraph" style:parent-style-name="Standard">
      <style:text-properties officeooo:rsid="001a46a5" officeooo:paragraph-rsid="001af629"/>
    </style:style>
    <style:style style:name="T1" style:family="text">
      <style:text-properties officeooo:rsid="001af6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alist Diary</text:p>
      <text:p text:style-name="P1"/>
      <text:p text:style-name="P1"/>
      <text:p text:style-name="P1">Local avoidance techniques – Flocking, Social forces, RVO</text:p>
      <text:p text:style-name="P1"/>
      <text:p text:style-name="P1">14/3/15</text:p>
      <text:p text:style-name="P2">started looking into design patterns - <text:a xlink:type="simple" xlink:href="http://www.oodesign.com/"><text:span text:style-name="T1">http://www.oodesign.com/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09:13:26.716008360</meta:creation-date>
    <dc:date>2015-03-14T09:15:22.251581133</dc:date>
    <meta:editing-duration>P0D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1" meta:paragraph-count="4" meta:word-count="17" meta:character-count="144" meta:non-whitespace-character-count="129"/>
  </office:meta>
</office:document-meta>
</file>